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92c" officeooo:paragraph-rsid="0006992c"/>
    </style:style>
    <style:style style:name="P2" style:family="paragraph" style:parent-style-name="Standard">
      <style:text-properties officeooo:paragraph-rsid="0006992c"/>
    </style:style>
    <style:style style:name="P3" style:family="paragraph" style:parent-style-name="Standard">
      <style:text-properties officeooo:rsid="0007805d" officeooo:paragraph-rsid="0007805d"/>
    </style:style>
    <style:style style:name="P4" style:family="paragraph" style:parent-style-name="Standard">
      <style:text-properties officeooo:rsid="0007bf7b" officeooo:paragraph-rsid="0007bf7b"/>
    </style:style>
    <style:style style:name="P5" style:family="paragraph" style:parent-style-name="Text_20_body" style:list-style-name="WWNum3">
      <style:paragraph-properties fo:margin-left="0.617cm" fo:margin-right="0cm" fo:margin-top="0.129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0909a6"/>
    </style:style>
    <style:style style:name="P6" style:family="paragraph" style:parent-style-name="Text_20_body" style:list-style-name="WWNum3">
      <style:paragraph-properties fo:margin-left="0cm" fo:margin-right="0cm" fo:margin-top="0.129cm" fo:margin-bottom="0cm" loext:contextual-spacing="false" fo:line-height="100%" fo:text-indent="0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0909a6"/>
    </style:style>
    <style:style style:name="T1" style:family="text">
      <style:text-properties officeooo:rsid="0006992c"/>
    </style:style>
    <style:style style:name="T2" style:family="text">
      <style:text-properties officeooo:rsid="000780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2063455" text:style-name="WWNum3">
        <text:list-header>
          <text:p text:style-name="P5">NAME-SHAUNAK CHANDRA</text:p>
          <text:p text:style-name="P5">ROLL-2005757</text:p>
          <text:p text:style-name="P5">BRANCH-CSE (SLOT-1)</text:p>
          <text:p text:style-name="P5"><text:a xlink:type="simple" xlink:href="https://github.com/Kingsky1t/OOP_Lab_2005757" text:style-name="Internet_20_link" text:visited-style-name="Visited_20_Internet_20_Link">https://github.com/Kingsky1t/OOP_Lab_2005757</text:a></text:p>
          <text:p text:style-name="P6"/>
        </text:list-header>
      </text:list>
      <text:p text:style-name="P1">1) Create a class complex which stores real and imaginary part of a complex number. Include all types of constructors and destructor. The destructor should display amessage about the destructor being invoked. Create objects using different</text:p>
      <text:p text:style-name="P1">constructors and display them. </text:p>
      <text:p text:style-name="P1"/>
      <text:p text:style-name="P1">#include &lt;iostream&gt;</text:p>
      <text:p text:style-name="P1">using namespace std;</text:p>
      <text:p text:style-name="P1"/>
      <text:p text:style-name="P1">class Complex {</text:p>
      <text:p text:style-name="P1"><text:tab/>int real;</text:p>
      <text:p text:style-name="P1"><text:tab/>int img;</text:p>
      <text:p text:style-name="P1"><text:tab/>public:</text:p>
      <text:p text:style-name="P1"><text:tab/>Complex() {</text:p>
      <text:p text:style-name="P1"><text:tab/><text:tab/>real=0;</text:p>
      <text:p text:style-name="P1"><text:tab/><text:tab/>img=0;</text:p>
      <text:p text:style-name="P1"><text:tab/>}</text:p>
      <text:p text:style-name="P1"><text:tab/>Complex(int a,int b) {</text:p>
      <text:p text:style-name="P1"><text:tab/><text:tab/>real=a;</text:p>
      <text:p text:style-name="P1"><text:tab/><text:tab/>img=b;</text:p>
      <text:p text:style-name="P1"><text:tab/>}</text:p>
      <text:p text:style-name="P1"><text:tab/>Complex(Complex &amp;a) {</text:p>
      <text:p text:style-name="P1"><text:tab/><text:tab/>real=a.real;</text:p>
      <text:p text:style-name="P1"><text:tab/><text:tab/>img=a.img;</text:p>
      <text:p text:style-name="P1"><text:tab/>}</text:p>
      <text:p text:style-name="P1"><text:tab/>~Complex() {</text:p>
      <text:p text:style-name="P1"><text:tab/><text:tab/>cout&lt;&lt;"destructor called"&lt;&lt;endl;</text:p>
      <text:p text:style-name="P1"><text:tab/>}</text:p>
      <text:p text:style-name="P1"><text:tab/>void input() {</text:p>
      <text:p text:style-name="P1"><text:tab/><text:tab/>cout&lt;&lt;"enter the real and imaginary part:";</text:p>
      <text:p text:style-name="P1"><text:tab/><text:tab/>cin&gt;&gt;real&gt;&gt;img;</text:p>
      <text:p text:style-name="P1"><text:tab/>}</text:p>
      <text:p text:style-name="P1"><text:tab/>void display() {</text:p>
      <text:p text:style-name="P1"><text:tab/><text:tab/>cout&lt;&lt;"the complex no. is "&lt;&lt;real&lt;&lt;"+i"&lt;&lt;img&lt;&lt;endl;</text:p>
      <text:p text:style-name="P1"><text:tab/>}</text:p>
      <text:p text:style-name="P1">};</text:p>
      <text:p text:style-name="P1"><text:tab/></text:p>
      <text:p text:style-name="P1">int main() {</text:p>
      <text:p text:style-name="P1"><text:tab/>Complex c1;</text:p>
      <text:p text:style-name="P1"><text:tab/>c1.display();</text:p>
      <text:p text:style-name="P1"><text:tab/>Complex c2(3,4);</text:p>
      <text:p text:style-name="P1"><text:tab/>c2.display();</text:p>
      <text:p text:style-name="P1"><text:tab/>Complex c3=c2;</text:p>
      <text:p text:style-name="P1"><text:tab/>c3.display();</text:p>
      <text:p text:style-name="P1">}</text:p>
      <text:p text:style-name="P1"/>
      <text:p text:style-name="P1"/>
      <text:p text:style-name="P3"><text:soft-page-break/>OUTPUT:</text:p>
      <text:p text:style-name="P3">the complex no. is 0+i0</text:p>
      <text:p text:style-name="P3">the complex no. is 3+i4</text:p>
      <text:p text:style-name="P3">the complex no. is 3+i4</text:p>
      <text:p text:style-name="P3">destructor called</text:p>
      <text:p text:style-name="P3">destructor called</text:p>
      <text:p text:style-name="P3">destructor called</text:p>
      <text:p text:style-name="P3"/>
      <text:p text:style-name="P1">2) Create a class which stores time in hh:mm format. Include all the constructors. The parameterized constructor should initialize the minute value to zero, if it is not provided.</text:p>
      <text:p text:style-name="P1"/>
      <text:p text:style-name="P1">#include &lt;iostream&gt;</text:p>
      <text:p text:style-name="P1">using namespace std;</text:p>
      <text:p text:style-name="P1"/>
      <text:p text:style-name="P1">class Time {</text:p>
      <text:p text:style-name="P1"><text:tab/>int hh;</text:p>
      <text:p text:style-name="P1"><text:tab/>int mm;</text:p>
      <text:p text:style-name="P1"><text:tab/>public:</text:p>
      <text:p text:style-name="P1"><text:tab/>Time() {</text:p>
      <text:p text:style-name="P1"><text:tab/><text:tab/>hh=0;</text:p>
      <text:p text:style-name="P1"><text:tab/><text:tab/>mm=0;</text:p>
      <text:p text:style-name="P1"><text:tab/>}</text:p>
      <text:p text:style-name="P1"><text:tab/>Time(int h,int m=0) {</text:p>
      <text:p text:style-name="P1"><text:tab/><text:tab/>hh=h;</text:p>
      <text:p text:style-name="P1"><text:tab/><text:tab/>mm=m;</text:p>
      <text:p text:style-name="P1"><text:tab/>}</text:p>
      <text:p text:style-name="P1"><text:tab/>Time(Time &amp;a) {</text:p>
      <text:p text:style-name="P1"><text:tab/><text:tab/>hh=a.hh;</text:p>
      <text:p text:style-name="P1"><text:tab/><text:tab/>mm=a.mm;</text:p>
      <text:p text:style-name="P1"><text:tab/>}</text:p>
      <text:p text:style-name="P1"><text:tab/>~Time() {</text:p>
      <text:p text:style-name="P1"><text:tab/><text:tab/>cout&lt;&lt;"destructor called"&lt;&lt;endl;</text:p>
      <text:p text:style-name="P1"><text:tab/>}</text:p>
      <text:p text:style-name="P1"><text:tab/>void input() {</text:p>
      <text:p text:style-name="P1"><text:tab/><text:tab/>cout&lt;&lt;"enter the time in mins and sec:";</text:p>
      <text:p text:style-name="P1"><text:tab/><text:tab/>cin&gt;&gt;hh&gt;&gt;mm;</text:p>
      <text:p text:style-name="P1"><text:tab/>}</text:p>
      <text:p text:style-name="P1"><text:tab/>void display() {</text:p>
      <text:p text:style-name="P1"><text:tab/><text:tab/>cout&lt;&lt;"the time is "&lt;&lt;hh&lt;&lt;" hours and "&lt;&lt;mm&lt;&lt;" minutes"&lt;&lt;endl;</text:p>
      <text:p text:style-name="P1"><text:tab/>}</text:p>
      <text:p text:style-name="P1">};</text:p>
      <text:p text:style-name="P1"/>
      <text:p text:style-name="P1">int main() {</text:p>
      <text:p text:style-name="P1"><text:tab/>char ch;</text:p>
      <text:p text:style-name="P1"><text:tab/>Time t1;</text:p>
      <text:p text:style-name="P1"><text:tab/>t1.display();</text:p>
      <text:p text:style-name="P1"><text:tab/>cout&lt;&lt;"do you want to enter minutes? y or n;";</text:p>
      <text:p text:style-name="P1"><text:tab/>cin&gt;&gt;ch;</text:p>
      <text:p text:style-name="P1"><text:tab/>if(ch=='y') {</text:p>
      <text:p text:style-name="P1"><text:tab/><text:tab/>t1.input();</text:p>
      <text:p text:style-name="P1"><text:tab/><text:tab/>Time t3=t1;</text:p>
      <text:p text:style-name="P1"><text:tab/><text:tab/>t3.display();</text:p>
      <text:p text:style-name="P1"><text:soft-page-break/><text:tab/>}</text:p>
      <text:p text:style-name="P1"><text:tab/>else {</text:p>
      <text:p text:style-name="P1"><text:tab/><text:tab/>int min;</text:p>
      <text:p text:style-name="P2"><text:span text:style-name="T1"><text:tab/><text:tab/>cout&lt;&lt;"enter </text:span><text:span text:style-name="T2">hours</text:span><text:span text:style-name="T1">:";</text:span></text:p>
      <text:p text:style-name="P1"><text:tab/><text:tab/>cin&gt;&gt; min;</text:p>
      <text:p text:style-name="P1"><text:tab/><text:tab/>Time t2(min);</text:p>
      <text:p text:style-name="P1"><text:tab/><text:tab/>Time t3=t2;</text:p>
      <text:p text:style-name="P1"><text:tab/><text:tab/>t3.display();</text:p>
      <text:p text:style-name="P1"><text:tab/>}</text:p>
      <text:p text:style-name="P1"><text:tab/></text:p>
      <text:p text:style-name="P1"><text:tab/></text:p>
      <text:p text:style-name="P1">}</text:p>
      <text:p text:style-name="P1"/>
      <text:p text:style-name="P3">OUTPUT:</text:p>
      <text:p text:style-name="P3">the time is 0 hours and 0 minutes</text:p>
      <text:p text:style-name="P3">do you want to enter minutes? y or n:n</text:p>
      <text:p text:style-name="P3">enter hours:11</text:p>
      <text:p text:style-name="P3">the time is 11 hours and 0 minutes</text:p>
      <text:p text:style-name="P3">destructor called</text:p>
      <text:p text:style-name="P3">destructor called</text:p>
      <text:p text:style-name="P3">destructor called</text:p>
      <text:p text:style-name="P3"/>
      <text:p text:style-name="P1">3) Create a class which stores a sting and its length as data members. Include all the constructors. Include a member function to join two strings and display the concatenated string.</text:p>
      <text:p text:style-name="P1"/>
      <text:p text:style-name="P1">#include &lt;iostream&gt;</text:p>
      <text:p text:style-name="P1">#include &lt;string.h&gt;</text:p>
      <text:p text:style-name="P1">using namespace std;</text:p>
      <text:p text:style-name="P1"/>
      <text:p text:style-name="P1">class String {</text:p>
      <text:p text:style-name="P1"><text:tab/>int len;</text:p>
      <text:p text:style-name="P1"><text:tab/>char *str;</text:p>
      <text:p text:style-name="P1"><text:tab/>public: </text:p>
      <text:p text:style-name="P1"><text:tab/>String() {</text:p>
      <text:p text:style-name="P1"><text:tab/><text:tab/>str=new char[100];</text:p>
      <text:p text:style-name="P1"><text:tab/><text:tab/>len=0;</text:p>
      <text:p text:style-name="P1"><text:tab/>}</text:p>
      <text:p text:style-name="P1"><text:tab/></text:p>
      <text:p text:style-name="P1"><text:tab/>String(char s[100],int l) {</text:p>
      <text:p text:style-name="P1"><text:tab/><text:tab/>str=s;</text:p>
      <text:p text:style-name="P1"><text:tab/><text:tab/>len=l;</text:p>
      <text:p text:style-name="P1"><text:tab/>}</text:p>
      <text:p text:style-name="P1"><text:tab/></text:p>
      <text:p text:style-name="P1"><text:tab/>void input() {</text:p>
      <text:p text:style-name="P1"><text:tab/><text:tab/>cout&lt;&lt;"enter a string:";</text:p>
      <text:p text:style-name="P1"><text:tab/><text:tab/>cin.getline(str,100);</text:p>
      <text:p text:style-name="P1"><text:tab/>}</text:p>
      <text:p text:style-name="P1"><text:tab/><text:tab/></text:p>
      <text:p text:style-name="P1"><text:tab/>void concatenate(String a,String b) {</text:p>
      <text:p text:style-name="P1"><text:tab/><text:tab/>len=a.len+b.len;</text:p>
      <text:p text:style-name="P1"><text:tab/><text:tab/>str=strcat(a.str,b.str);</text:p>
      <text:p text:style-name="P1"><text:tab/>}</text:p>
      <text:p text:style-name="P1"><text:soft-page-break/><text:tab/></text:p>
      <text:p text:style-name="P1"><text:tab/>void display() {</text:p>
      <text:p text:style-name="P1"><text:tab/><text:tab/>cout&lt;&lt;str;</text:p>
      <text:p text:style-name="P1"><text:tab/>}</text:p>
      <text:p text:style-name="P1"><text:tab/></text:p>
      <text:p text:style-name="P1"><text:tab/>~String() {</text:p>
      <text:p text:style-name="P1"><text:tab/>}</text:p>
      <text:p text:style-name="P1">};</text:p>
      <text:p text:style-name="P1"/>
      <text:p text:style-name="P1">int main() {</text:p>
      <text:p text:style-name="P1"><text:tab/>String s1;</text:p>
      <text:p text:style-name="P1"><text:tab/>s1.input();</text:p>
      <text:p text:style-name="P1"><text:tab/>char ch[100];</text:p>
      <text:p text:style-name="P1"><text:tab/>cout&lt;&lt;"enter a string:";</text:p>
      <text:p text:style-name="P1"><text:tab/>cin.getline(ch,100);</text:p>
      <text:p text:style-name="P1"><text:tab/>String s2(ch,5);</text:p>
      <text:p text:style-name="P1"><text:tab/>String s3;</text:p>
      <text:p text:style-name="P1"><text:tab/>s3.concatenate(s1,s2);</text:p>
      <text:p text:style-name="P1"><text:tab/>s3.display();</text:p>
      <text:p text:style-name="P1"><text:tab/>return 0;</text:p>
      <text:p text:style-name="P1">}</text:p>
      <text:p text:style-name="P1"/>
      <text:p text:style-name="P4">OUTPUT:</text:p>
      <text:p text:style-name="P4">enter a string:HELLO</text:p>
      <text:p text:style-name="P4">enter a string:SHAUNAK</text:p>
      <text:p text:style-name="P4">HELLOSHAUNAK</text:p>
      <text:p text:style-name="P4"/>
      <text:p text:style-name="P1">4) WAP to demonstrate the order of call of constructors and destructors for a class.</text:p>
      <text:p text:style-name="P1"/>
      <text:p text:style-name="P1">#include &lt;iostream&gt;</text:p>
      <text:p text:style-name="P1">using namespace std;</text:p>
      <text:p text:style-name="P1"/>
      <text:p text:style-name="P1">class test {</text:p>
      <text:p text:style-name="P1"><text:tab/>public:</text:p>
      <text:p text:style-name="P1"><text:tab/>test() {</text:p>
      <text:p text:style-name="P1"><text:tab/><text:tab/>cout&lt;&lt;"constructor initialized"&lt;&lt;endl;</text:p>
      <text:p text:style-name="P1"><text:tab/>}</text:p>
      <text:p text:style-name="P1"><text:tab/>~test() {</text:p>
      <text:p text:style-name="P1"><text:tab/><text:tab/>cout&lt;&lt;"destructor initialized"&lt;&lt;endl;</text:p>
      <text:p text:style-name="P1"><text:tab/>}</text:p>
      <text:p text:style-name="P1">};</text:p>
      <text:p text:style-name="P1">int main() {</text:p>
      <text:p text:style-name="P1"><text:tab/>cout&lt;&lt;"object one:"&lt;&lt;endl;</text:p>
      <text:p text:style-name="P1"><text:tab/>test ob1;</text:p>
      <text:p text:style-name="P1"><text:tab/>cout&lt;&lt;"object two:"&lt;&lt;endl;</text:p>
      <text:p text:style-name="P1"><text:tab/>test ob2;</text:p>
      <text:p text:style-name="P1"><text:tab/>return 0;</text:p>
      <text:p text:style-name="P1">}</text:p>
      <text:p text:style-name="P1"/>
      <text:p text:style-name="P4">OUTPUT:</text:p>
      <text:p text:style-name="P4">object one:</text:p>
      <text:p text:style-name="P4">constructor initialized</text:p>
      <text:p text:style-name="P4"><text:soft-page-break/>object two:</text:p>
      <text:p text:style-name="P4">constructor initialized</text:p>
      <text:p text:style-name="P4">destructor initialized</text:p>
      <text:p text:style-name="P4">destructor initialized</text:p>
      <text:p text:style-name="P4"/>
      <text:p text:style-name="P4"/>
      <text:p text:style-name="P1">5) WAP to count number of objects created from a class using concept of static data members and static member function.</text:p>
      <text:p text:style-name="P1"/>
      <text:p text:style-name="P1">#include &lt;iostream&gt;</text:p>
      <text:p text:style-name="P1">using namespace std;</text:p>
      <text:p text:style-name="P1"><text:s/></text:p>
      <text:p text:style-name="P1">class test {</text:p>
      <text:p text:style-name="P1"><text:s text:c="4"/>int n;</text:p>
      <text:p text:style-name="P1"><text:s text:c="4"/>public:</text:p>
      <text:p text:style-name="P1"><text:s text:c="4"/>static int count;</text:p>
      <text:p text:style-name="P1"><text:s text:c="4"/>public:</text:p>
      <text:p text:style-name="P1"><text:s text:c="4"/>test() {</text:p>
      <text:p text:style-name="P1"><text:s text:c="8"/>n=0;</text:p>
      <text:p text:style-name="P1"><text:s text:c="8"/>cout&lt;&lt;"object created"&lt;&lt;endl;</text:p>
      <text:p text:style-name="P1"><text:s text:c="8"/>count++;</text:p>
      <text:p text:style-name="P1"><text:s text:c="4"/>}</text:p>
      <text:p text:style-name="P1"/>
      <text:p text:style-name="P1"><text:s text:c="4"/>~test() {</text:p>
      <text:p text:style-name="P1"><text:s text:c="8"/>cout&lt;&lt;"Object destroyed"&lt;&lt;endl;</text:p>
      <text:p text:style-name="P1"><text:s text:c="8"/>count--;</text:p>
      <text:p text:style-name="P1"><text:s text:c="8"/>cout&lt;&lt;"no. of objects left:"&lt;&lt;count&lt;&lt;endl;</text:p>
      <text:p text:style-name="P1"><text:s text:c="4"/>}</text:p>
      <text:p text:style-name="P1"/>
      <text:p text:style-name="P1"><text:s text:c="4"/>static void display(void)</text:p>
      <text:p text:style-name="P1"><text:s text:c="4"/>{</text:p>
      <text:p text:style-name="P1"><text:s text:c="8"/>cout&lt;&lt;"No. of objects:"&lt;&lt;count&lt;&lt;endl;</text:p>
      <text:p text:style-name="P1"><text:s text:c="4"/>}</text:p>
      <text:p text:style-name="P1">};</text:p>
      <text:p text:style-name="P1">int test::count;</text:p>
      <text:p text:style-name="P1"/>
      <text:p text:style-name="P1">int main() {</text:p>
      <text:p text:style-name="P1"><text:s text:c="4"/>test ob1;</text:p>
      <text:p text:style-name="P1"><text:s text:c="4"/>test ob2;</text:p>
      <text:p text:style-name="P1"><text:s text:c="4"/>test ob3; <text:s text:c="3"/></text:p>
      <text:p text:style-name="P1"><text:s text:c="4"/>test::display();</text:p>
      <text:p text:style-name="P1"><text:s text:c="4"/>return 0;</text:p>
      <text:p text:style-name="P1">}</text:p>
      <text:p text:style-name="P1"/>
      <text:p text:style-name="P4">OUTPUT:</text:p>
      <text:p text:style-name="P4">object created</text:p>
      <text:p text:style-name="P4">object created</text:p>
      <text:p text:style-name="P4">object created</text:p>
      <text:p text:style-name="P4">No. of objects:3</text:p>
      <text:p text:style-name="P4">Object destroyed</text:p>
      <text:p text:style-name="P4">no. of objects left:2</text:p>
      <text:p text:style-name="P4">Object destroyed</text:p>
      <text:p text:style-name="P4"><text:soft-page-break/>no. of objects left:1</text:p>
      <text:p text:style-name="P4">Object destroyed</text:p>
      <text:p text:style-name="P4">no. of objects left: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3b4854" fo:font-size="10.5pt" fo:letter-spacing="-0.044cm" style:font-name-asian="Arial" style:font-family-asian="Arial" style:font-family-generic-asian="system" style:font-pitch-asian="variable" style:font-size-asian="10.5pt" style:font-size-complex="10.5pt" style:text-scale="16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3" style:num-format="i">
        <style:list-level-properties text:list-level-position-and-space-mode="label-alignment">
          <style:list-level-label-alignment text:label-followed-by="listtab" fo:text-indent="-0.282cm" fo:margin-left="0.194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82cm" fo:margin-left="3.01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82cm" fo:margin-left="4.40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82cm" fo:margin-left="5.794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82cm" fo:margin-left="7.18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82cm" fo:margin-left="8.5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82cm" fo:margin-left="9.9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82cm" fo:margin-left="11.35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82cm" fo:margin-left="12.7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9:13:41.820257184</meta:creation-date>
    <dc:date>2021-09-06T22:55:49.858722040</dc:date>
    <meta:editing-duration>P4DT3H1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231" meta:word-count="583" meta:character-count="4056" meta:non-whitespace-character-count="3400"/>
  </office:meta>
</office:document-meta>
</file>